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P2" style:family="paragraph" style:parent-style-name="Standard">
      <style:text-properties style:font-name="Comic Sans MS" fo:font-weight="bold" style:font-weight-asian="bold" style:font-name-complex="Comic Sans MS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center" style:justify-single-word="false"/>
      <style:text-properties style:font-name="Comic Sans MS" style:font-name-complex="Comic Sans MS"/>
    </style:style>
    <style:style style:name="P5" style:family="paragraph" style:parent-style-name="Standard">
      <style:text-properties style:font-name="Comic Sans MS" style:font-name-asian="Comic Sans MS" style:font-name-complex="Comic Sans MS"/>
    </style:style>
    <style:style style:name="P6" style:family="paragraph" style:parent-style-name="Standard">
      <style:text-properties style:font-name="Comic Sans MS" fo:language="en" fo:country="US" fo:font-weight="bold" style:font-weight-asian="bold" style:font-name-complex="Comic Sans MS"/>
    </style:style>
    <style:style style:name="P7" style:family="paragraph" style:parent-style-name="Standard">
      <style:text-properties style:font-name="Comic Sans MS" fo:language="el" fo:country="GR" style:font-name-complex="Comic Sans MS"/>
    </style:style>
    <style:style style:name="P8" style:family="paragraph" style:parent-style-name="Standard">
      <style:paragraph-properties fo:margin-top="0mm" fo:margin-bottom="2.12mm" loext:contextual-spacing="false"/>
    </style:style>
    <style:style style:name="P9" style:family="paragraph" style:parent-style-name="Standard">
      <style:paragraph-properties fo:margin-top="0mm" fo:margin-bottom="2.12mm" loext:contextual-spacing="false"/>
      <style:text-properties style:font-name="Comic Sans MS" fo:language="el" fo:country="GR" style:font-name-complex="Comic Sans MS"/>
    </style:style>
    <style:style style:name="P10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11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12" style:family="paragraph" style:parent-style-name="Standard" style:master-page-name="Standard">
      <style:paragraph-properties style:page-number="auto"/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1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style:font-name-complex="Comic Sans MS"/>
    </style:style>
    <style:style style:name="T4" style:family="text">
      <style:text-properties style:font-name="Comic Sans MS" style:font-name-asian="Comic Sans MS" style:font-name-complex="Comic Sans MS"/>
    </style:style>
    <style:style style:name="T5" style:family="text">
      <style:text-properties style:font-name="Comic Sans MS" fo:language="en" fo:country="US" style:font-name-complex="Comic Sans MS"/>
    </style:style>
    <style:style style:name="T6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ΑΙΤΗΣΗ</text:p>
      <text:p text:style-name="Standard"><text:span text:style-name="T1">ΥΙΟΘΕΣΙΑΣ ΤΕΚΝΟΥ</text:span><text:span text:style-name="T2"><text:tab/><text:tab/><text:tab/></text:span></text:p>
      <text:p text:style-name="P2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Βαθμός……………………………………………………………………</text:p>
      <text:p text:style-name="P3">Οργανική Θέση……………………………………………………..</text:p>
      <text:p text:style-name="P5">…………………………………………………………………………………</text:p>
      <text:p text:style-name="P3">Θέση που υπηρετώ……………………………………………….</text:p>
      <text:p text:style-name="P5">…………………………………………………………………………………</text:p>
      <text:p text:style-name="P3">Δ/νση κατοικίας……………………………………………………</text:p>
      <text:p text:style-name="P5">…………………………………………………………………………………</text:p>
      <text:p text:style-name="P3">Τηλέφωνο………………………………………………………………</text:p>
      <text:p text:style-name="Standard"><text:span text:style-name="T4">………………………………………………………………………………</text:span><text:span text:style-name="T3">..</text:span></text:p>
      <text:p text:style-name="P3"/>
      <text:p text:style-name="P3"/>
      <text:p text:style-name="P3"/>
      <text:p text:style-name="Standard"><text:span text:style-name="T3">ΘΕΜΑ: Χορήγηση άδειας</text:span><text:span text:style-name="T2"> </text:span><text:span text:style-name="T1">3 μηνών με αποδοχές για την περαίωση της διαδικασίας της υιοθεσίας, εφόσον το υιοθετημένο τέκνο είναι ηλικίας έως έξι (6) ετών</text:span></text:p>
      <text:p text:style-name="P1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2">ΠΡΟΣ</text:p>
      <text:p text:style-name="P2"/>
      <text:p text:style-name="P3"/>
      <text:p text:style-name="P3">Την Διεύθυνση <text:s/>Δ.Ε. Ν. Ηρακλείου.</text:p>
      <text:p text:style-name="P3">(Δια του κ. Δ/ντή του………………………………………….</text:p>
      <text:p text:style-name="Standard"><text:span text:style-name="T4">………………………………………………………………………………</text:span><text:span text:style-name="T3">.)</text:span></text:p>
      <text:p text:style-name="P3"/>
      <text:p text:style-name="Standard"><text:span text:style-name="T3">Παρακαλώ να μου χορηγήσετε άδεια </text:span><text:span text:style-name="T1">3 μηνών με αποδοχές για υπαλλήλους που υιοθετούν τέκνο</text:span><text:span text:style-name="T2"> <text:s/>βάσει άρθρου 52 <text:s/>παρ.4.του Ν.3528/9-02-2007, ΦΕΚ 26 <text:s/>τ. Α </text:span><text:span text:style-name="T3">από…………….μέχρι……………………………. σύμφωνα με τα δικαιολογητικά που επισυνάπτω.</text:span></text:p>
      <text:p text:style-name="P3"/>
      <text:p text:style-name="P3">Μαζί υποβάλλω:</text:p>
      <text:p text:style-name="P3"/>
      <text:p text:style-name="P8"><text:span text:style-name="T5">1</text:span><text:span text:style-name="T3">) Ληξιαρχική πράξη γέννησης του παιδιού.</text:span></text:p>
      <text:p text:style-name="P9"><text:soft-page-break/>2) Δικαστική απόφαση υιοθεσίας</text:p>
      <text:p text:style-name="P7"/>
      <text:p text:style-name="P4"/>
      <text:p text:style-name="P10"/>
      <text:p text:style-name="P10"/>
      <text:p text:style-name="P10"/>
      <text:p text:style-name="P10"/>
      <text:p text:style-name="P3">Ημερομηνία:…………………………………………..</text:p>
      <text:p text:style-name="P3"/>
      <text:p text:style-name="P3"/>
      <text:p text:style-name="P11"><text:span text:style-name="T4">………… </text:span><text:span text:style-name="T3">Αιτ……………………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7-09-03T14:28:00</meta:creation-date>
    <dc:creator>2g2</dc:creator>
    <dc:date>2008-03-21T14:54:00</dc:date>
    <meta:print-date>2007-04-17T11:59:00</meta:print-date>
    <meta:editing-cycles>11</meta:editing-cycles>
    <meta:editing-duration>P23DT22H11M8S</meta:editing-duration>
    <meta:document-statistic meta:table-count="0" meta:image-count="0" meta:object-count="0" meta:page-count="3" meta:paragraph-count="26" meta:word-count="101" meta:character-count="1050" meta:non-whitespace-character-count="968"/>
    <meta:generator>LibreOffice/5.2.7.2$Linux_X86_64 LibreOffice_project/20m0$Build-2</meta:generator>
  </office:meta>
</office:document-meta>
</file>